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48181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6 kWh</text:p>
          </table:table-cell>
          <table:table-cell office:value-type="float" office:value="621.36" calcext:value-type="float">
            <text:p>621.36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2.31" calcext:value-type="float">
            <text:p>2.31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10.67" calcext:value-type="float">
            <text:p>-310.67</text:p>
          </table:table-cell>
          <table:table-cell office:value-type="float" office:value="-164.09" calcext:value-type="float">
            <text:p>-164.09</text:p>
          </table:table-cell>
          <table:table-cell office:value-type="string" calcext:value-type="string">
            <text:p>T-J</text:p>
          </table:table-cell>
          <table:table-cell office:value-type="float" office:value="233.38" calcext:value-type="float">
            <text:p>233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2 kWh</text:p>
          </table:table-cell>
          <table:table-cell office:value-type="float" office:value="895.92" calcext:value-type="float">
            <text:p>895.92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3.6" calcext:value-type="float">
            <text:p>3.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40.67" calcext:value-type="float">
            <text:p>-440.67</text:p>
          </table:table-cell>
          <table:table-cell office:value-type="float" office:value="-236.83" calcext:value-type="float">
            <text:p>-236.83</text:p>
          </table:table-cell>
          <table:table-cell office:value-type="string" calcext:value-type="string">
            <text:p>T-J</text:p>
          </table:table-cell>
          <table:table-cell office:value-type="float" office:value="363.52" calcext:value-type="float">
            <text:p>3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2 kWh</text:p>
          </table:table-cell>
          <table:table-cell office:value-type="float" office:value="892.16" calcext:value-type="float">
            <text:p>892.16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3.58" calcext:value-type="float">
            <text:p>3.5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38.82" calcext:value-type="float">
            <text:p>-438.82</text:p>
          </table:table-cell>
          <table:table-cell office:value-type="float" office:value="-235.84" calcext:value-type="float">
            <text:p>-235.84</text:p>
          </table:table-cell>
          <table:table-cell office:value-type="string" calcext:value-type="string">
            <text:p>T-J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3 kWh</text:p>
          </table:table-cell>
          <table:table-cell office:value-type="float" office:value="743.9" calcext:value-type="float">
            <text:p>743.9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2.59" calcext:value-type="float">
            <text:p>2.5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71.96" calcext:value-type="float">
            <text:p>-371.96</text:p>
          </table:table-cell>
          <table:table-cell office:value-type="float" office:value="-196.47" calcext:value-type="float">
            <text:p>-196.47</text:p>
          </table:table-cell>
          <table:table-cell office:value-type="string" calcext:value-type="string">
            <text:p>T-J</text:p>
          </table:table-cell>
          <table:table-cell office:value-type="float" office:value="261.52" calcext:value-type="float">
            <text:p>261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39.97" calcext:value-type="float">
            <text:p>839.97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2.81" calcext:value-type="float">
            <text:p>2.8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19.98" calcext:value-type="float">
            <text:p>-419.98</text:p>
          </table:table-cell>
          <table:table-cell office:value-type="float" office:value="-221.83" calcext:value-type="float">
            <text:p>-221.83</text:p>
          </table:table-cell>
          <table:table-cell office:value-type="string" calcext:value-type="string">
            <text:p>T-J</text:p>
          </table:table-cell>
          <table:table-cell office:value-type="float" office:value="284.1" calcext:value-type="float">
            <text:p>28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5 kWh</text:p>
          </table:table-cell>
          <table:table-cell office:value-type="float" office:value="828.8" calcext:value-type="float">
            <text:p>828.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18-09-2017</text:p>
          </table:table-cell>
          <table:table-cell office:value-type="float" office:value="2.78" calcext:value-type="float">
            <text:p>2.7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14.4" calcext:value-type="float">
            <text:p>-414.4</text:p>
          </table:table-cell>
          <table:table-cell office:value-type="float" office:value="-218.88" calcext:value-type="float">
            <text:p>-218.88</text:p>
          </table:table-cell>
          <table:table-cell office:value-type="string" calcext:value-type="string">
            <text:p>T-J</text:p>
          </table:table-cell>
          <table:table-cell office:value-type="float" office:value="281.09" calcext:value-type="float">
            <text:p>281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7 kWh</text:p>
          </table:table-cell>
          <table:table-cell office:value-type="float" office:value="840.72" calcext:value-type="float">
            <text:p>840.72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8-09-2017</text:p>
          </table:table-cell>
          <table:table-cell office:value-type="float" office:value="2.81" calcext:value-type="float">
            <text:p>2.8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20.37" calcext:value-type="float">
            <text:p>-420.37</text:p>
          </table:table-cell>
          <table:table-cell office:value-type="float" office:value="-222.02" calcext:value-type="float">
            <text:p>-222.02</text:p>
          </table:table-cell>
          <table:table-cell office:value-type="string" calcext:value-type="string">
            <text:p>T-J</text:p>
          </table:table-cell>
          <table:table-cell office:value-type="float" office:value="283.59" calcext:value-type="float">
            <text:p>283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7 kWh</text:p>
          </table:table-cell>
          <table:table-cell office:value-type="float" office:value="843.98" calcext:value-type="float">
            <text:p>843.9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-421.99" calcext:value-type="float">
            <text:p>-421.99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535.16" calcext:value-type="float">
            <text:p>535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5 kWh</text:p>
          </table:table-cell>
          <table:table-cell office:value-type="float" office:value="825.62" calcext:value-type="float">
            <text:p>825.62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2.77" calcext:value-type="float">
            <text:p>2.7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12.82" calcext:value-type="float">
            <text:p>-412.82</text:p>
          </table:table-cell>
          <table:table-cell office:value-type="float" office:value="-218.04" calcext:value-type="float">
            <text:p>-218.04</text:p>
          </table:table-cell>
          <table:table-cell office:value-type="string" calcext:value-type="string">
            <text:p>T-J</text:p>
          </table:table-cell>
          <table:table-cell office:value-type="float" office:value="279.98" calcext:value-type="float">
            <text:p>279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7 kWh</text:p>
          </table:table-cell>
          <table:table-cell office:value-type="float" office:value="761.98" calcext:value-type="float">
            <text:p>761.98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2.62" calcext:value-type="float">
            <text:p>2.62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0.97" calcext:value-type="float">
            <text:p>-380.97</text:p>
          </table:table-cell>
          <table:table-cell office:value-type="float" office:value="-201.22" calcext:value-type="float">
            <text:p>-201.22</text:p>
          </table:table-cell>
          <table:table-cell office:value-type="string" calcext:value-type="string">
            <text:p>T-J</text:p>
          </table:table-cell>
          <table:table-cell office:value-type="float" office:value="264.52" calcext:value-type="float">
            <text:p>26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1 kWh</text:p>
          </table:table-cell>
          <table:table-cell office:value-type="float" office:value="851.87" calcext:value-type="float">
            <text:p>851.87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5.92" calcext:value-type="float">
            <text:p>5.92</text:p>
          </table:table-cell>
          <table:table-cell table:number-columns-repeated="2"/>
          <table:table-cell office:value-type="float" office:value="-422.4" calcext:value-type="float">
            <text:p>-422.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597.66" calcext:value-type="float">
            <text:p>597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4 kWh</text:p>
          </table:table-cell>
          <table:table-cell office:value-type="float" office:value="861.87" calcext:value-type="float">
            <text:p>861.87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3.56" calcext:value-type="float">
            <text:p>3.5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17.14" calcext:value-type="float">
            <text:p>-417.14</text:p>
          </table:table-cell>
          <table:table-cell office:value-type="float" office:value="-227.62" calcext:value-type="float">
            <text:p>-227.62</text:p>
          </table:table-cell>
          <table:table-cell office:value-type="string" calcext:value-type="string">
            <text:p>T-J</text:p>
          </table:table-cell>
          <table:table-cell office:value-type="float" office:value="359.27" calcext:value-type="float">
            <text:p>359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3 kWh</text:p>
          </table:table-cell>
          <table:table-cell office:value-type="float" office:value="779.99" calcext:value-type="float">
            <text:p>779.99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2.66" calcext:value-type="float">
            <text:p>2.6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0" calcext:value-type="float">
            <text:p>-390</text:p>
          </table:table-cell>
          <table:table-cell office:value-type="float" office:value="-205.59" calcext:value-type="float">
            <text:p>-205.59</text:p>
          </table:table-cell>
          <table:table-cell office:value-type="string" calcext:value-type="string">
            <text:p>T-J</text:p>
          </table:table-cell>
          <table:table-cell office:value-type="float" office:value="268.17" calcext:value-type="float">
            <text:p>268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35 kWh</text:p>
          </table:table-cell>
          <table:table-cell office:value-type="float" office:value="705.98" calcext:value-type="float">
            <text:p>705.98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2.38" calcext:value-type="float">
            <text:p>2.3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59.47" calcext:value-type="float">
            <text:p>-359.47</text:p>
          </table:table-cell>
          <table:table-cell office:value-type="float" office:value="-189.52" calcext:value-type="float">
            <text:p>-189.52</text:p>
          </table:table-cell>
          <table:table-cell office:value-type="string" calcext:value-type="string">
            <text:p>T-J</text:p>
          </table:table-cell>
          <table:table-cell office:value-type="float" office:value="240.15" calcext:value-type="float">
            <text:p>24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28:04.248000000</meta:creation-date>
    <dc:date>2018-03-26T11:38:59.848000000</dc:date>
    <meta:editing-duration>PT10M55S</meta:editing-duration>
    <meta:editing-cycles>1</meta:editing-cycles>
    <meta:document-statistic meta:table-count="1" meta:cell-count="203" meta:object-count="0"/>
    <meta:generator>LibreOffice/5.3.4.2$Windows_x86 LibreOffice_project/f82d347ccc0be322489bf7da61d7e4ad13fe2ff3</meta:generator>
  </office:meta>
</office:document-meta>
</file>